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1" officeooo:paragraph-rsid="0004f3a3"/>
    </style:style>
    <style:style style:name="P2" style:family="paragraph" style:parent-style-name="Standard">
      <style:text-properties style:font-name="Courier1" officeooo:paragraph-rsid="001cdc78"/>
    </style:style>
    <style:style style:name="P3" style:family="paragraph" style:parent-style-name="Standard">
      <style:paragraph-properties>
        <style:tab-stops>
          <style:tab-stop style:position="2.4638in"/>
        </style:tab-stops>
      </style:paragraph-properties>
      <style:text-properties style:font-name="Courier1" officeooo:paragraph-rsid="001cdc78"/>
    </style:style>
    <style:style style:name="P4" style:family="paragraph" style:parent-style-name="Standard">
      <style:text-properties style:font-name="Courier1" fo:font-size="11pt" officeooo:paragraph-rsid="001cdc78" style:font-size-asian="11pt" style:font-size-complex="11pt"/>
    </style:style>
    <style:style style:name="P5" style:family="paragraph" style:parent-style-name="Standard">
      <style:text-properties style:font-name="Courier1" fo:font-size="11pt" officeooo:paragraph-rsid="0021e851" style:font-size-asian="11pt" style:font-size-complex="11pt"/>
    </style:style>
    <style:style style:name="P6" style:family="paragraph" style:parent-style-name="Standard">
      <style:text-properties style:font-name="Courier1" officeooo:paragraph-rsid="0021e851"/>
    </style:style>
    <style:style style:name="P7" style:family="paragraph" style:parent-style-name="Standard">
      <style:text-properties style:font-name="Courier1" officeooo:paragraph-rsid="00291dd5"/>
    </style:style>
    <style:style style:name="P8" style:family="paragraph" style:parent-style-name="Standard">
      <style:text-properties style:font-name="Times New Roman" officeooo:paragraph-rsid="000bce02"/>
    </style:style>
    <style:style style:name="P9" style:family="paragraph" style:parent-style-name="Standard">
      <style:text-properties style:font-name="Times New Roman" officeooo:paragraph-rsid="000d413a"/>
    </style:style>
    <style:style style:name="P10" style:family="paragraph" style:parent-style-name="Standard">
      <style:text-properties fo:font-style="normal" officeooo:paragraph-rsid="000d413a" style:font-style-asian="normal" style:font-style-complex="normal"/>
    </style:style>
    <style:style style:name="P11" style:family="paragraph" style:parent-style-name="Standard">
      <style:text-properties officeooo:paragraph-rsid="0012adf0"/>
    </style:style>
    <style:style style:name="P12" style:family="paragraph" style:parent-style-name="Standard">
      <style:paragraph-properties>
        <style:tab-stops>
          <style:tab-stop style:position="2.4728in"/>
        </style:tab-stops>
      </style:paragraph-properties>
      <style:text-properties officeooo:paragraph-rsid="001a0621"/>
    </style:style>
    <style:style style:name="P13" style:family="paragraph" style:parent-style-name="Text_20_body">
      <style:text-properties officeooo:paragraph-rsid="0009f5d3"/>
    </style:style>
    <style:style style:name="P14" style:family="paragraph" style:parent-style-name="Text_20_body">
      <style:text-properties officeooo:paragraph-rsid="001a0621"/>
    </style:style>
    <style:style style:name="P15" style:family="paragraph" style:parent-style-name="Standard">
      <style:text-properties officeooo:rsid="0009f5d3" officeooo:paragraph-rsid="0009f5d3"/>
    </style:style>
    <style:style style:name="P16" style:family="paragraph" style:parent-style-name="Standard">
      <style:text-properties officeooo:rsid="00067ce3" officeooo:paragraph-rsid="0009f5d3"/>
    </style:style>
    <style:style style:name="P17" style:family="paragraph" style:parent-style-name="Standard">
      <style:text-properties style:font-name="Courier1" officeooo:rsid="0009f5d3"/>
    </style:style>
    <style:style style:name="P18" style:family="paragraph" style:parent-style-name="Standard">
      <style:text-properties style:font-name="Courier1" officeooo:rsid="0004f3a3" officeooo:paragraph-rsid="001cdc78"/>
    </style:style>
    <style:style style:name="P19" style:family="paragraph" style:parent-style-name="Standard">
      <style:text-properties style:font-name="Courier1" officeooo:rsid="0004f3a3" officeooo:paragraph-rsid="0021e851"/>
    </style:style>
    <style:style style:name="P20" style:family="paragraph" style:parent-style-name="Standard">
      <style:text-properties style:font-name="Courier1" officeooo:rsid="0004f3a3" officeooo:paragraph-rsid="0004f3a3"/>
    </style:style>
    <style:style style:name="P21" style:family="paragraph" style:parent-style-name="Standard">
      <style:text-properties style:font-name="Courier1" officeooo:paragraph-rsid="0021e851"/>
    </style:style>
    <style:style style:name="P22" style:family="paragraph" style:parent-style-name="Standard">
      <style:text-properties style:font-name="Times New Roman" fo:font-weight="normal" officeooo:rsid="000c299a" officeooo:paragraph-rsid="000bce02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0d413a" officeooo:paragraph-rsid="000d413a" style:font-weight-asian="normal" style:font-weight-complex="normal"/>
    </style:style>
    <style:style style:name="P24" style:family="paragraph" style:parent-style-name="Standard" style:list-style-name="L1">
      <style:text-properties officeooo:paragraph-rsid="00067ce3"/>
    </style:style>
    <style:style style:name="P25" style:family="paragraph" style:parent-style-name="Standard">
      <style:text-properties officeooo:rsid="000efae7" officeooo:paragraph-rsid="00067ce3"/>
    </style:style>
    <style:style style:name="P26" style:family="paragraph" style:parent-style-name="Standard">
      <style:text-properties officeooo:rsid="0012adf0" officeooo:paragraph-rsid="0012adf0"/>
    </style:style>
    <style:style style:name="P27" style:family="paragraph" style:parent-style-name="Standard" style:list-style-name="L2">
      <style:text-properties fo:font-weight="bold" officeooo:paragraph-rsid="0010ede0" style:font-weight-asian="bold" style:font-weight-complex="bold"/>
    </style:style>
    <style:style style:name="P28" style:family="paragraph" style:parent-style-name="Standard" style:list-style-name="L2">
      <style:text-properties fo:font-weight="bold" officeooo:rsid="002f7ff8" officeooo:paragraph-rsid="002f7ff8" style:font-weight-asian="bold" style:font-weight-complex="bold"/>
    </style:style>
    <style:style style:name="P29" style:family="paragraph" style:parent-style-name="Standard">
      <style:text-properties officeooo:rsid="0004f3a3"/>
    </style:style>
    <style:style style:name="P30" style:family="paragraph" style:parent-style-name="Standard">
      <style:text-properties style:font-name="Times" officeooo:rsid="0029d765" officeooo:paragraph-rsid="0004f3a3"/>
    </style:style>
    <style:style style:name="P31" style:family="paragraph" style:parent-style-name="Standard">
      <style:text-properties style:font-name="Courier 10 Pitch" fo:font-weight="bold" officeooo:rsid="0009f5d3" style:font-weight-asian="bold" style:font-weight-complex="bold"/>
    </style:style>
    <style:style style:name="P32" style:family="paragraph" style:parent-style-name="Standard">
      <style:text-properties officeooo:paragraph-rsid="002d4d5b"/>
    </style:style>
    <style:style style:name="P33" style:family="paragraph" style:parent-style-name="Standard">
      <style:text-properties fo:font-size="10pt" officeooo:paragraph-rsid="002e107d" style:font-size-asian="10pt" style:font-size-complex="10pt"/>
    </style:style>
    <style:style style:name="P34" style:family="paragraph" style:parent-style-name="Text_20_body">
      <style:text-properties fo:font-size="12pt" fo:font-style="normal" officeooo:rsid="001a0621" officeooo:paragraph-rsid="001a0621" style:font-size-asian="10.5pt" style:font-style-asian="normal" style:font-size-complex="12pt" style:font-style-complex="normal"/>
    </style:style>
    <style:style style:name="P35" style:family="paragraph" style:parent-style-name="Heading_20_1">
      <style:paragraph-properties fo:text-align="center" style:justify-single-word="false"/>
      <style:text-properties fo:font-weight="normal" officeooo:rsid="000934ef" style:font-weight-asian="normal" style:font-weight-complex="normal"/>
    </style:style>
    <style:style style:name="P36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Heading_20_2">
      <style:text-properties fo:font-size="12pt" fo:font-style="normal" style:font-size-asian="10.5pt" style:font-style-asian="normal" style:font-size-complex="12pt" style:font-style-complex="normal"/>
    </style:style>
    <style:style style:name="P38" style:family="paragraph" style:parent-style-name="Heading_20_2">
      <style:text-properties fo:font-size="12pt" fo:font-style="normal" officeooo:paragraph-rsid="0009f5d3" style:font-size-asian="10.5pt" style:font-style-asian="normal" style:font-size-complex="12pt" style:font-style-complex="normal"/>
    </style:style>
    <style:style style:name="T1" style:family="text">
      <style:text-properties officeooo:rsid="0004f3a3"/>
    </style:style>
    <style:style style:name="T2" style:family="text">
      <style:text-properties officeooo:rsid="00067ce3"/>
    </style:style>
    <style:style style:name="T3" style:family="text">
      <style:text-properties style:font-name="Courier1" officeooo:rsid="0004f3a3"/>
    </style:style>
    <style:style style:name="T4" style:family="text">
      <style:text-properties style:font-name="Courier1" officeooo:rsid="000efae7"/>
    </style:style>
    <style:style style:name="T5" style:family="text">
      <style:text-properties officeooo:rsid="0009f5d3"/>
    </style:style>
    <style:style style:name="T6" style:family="text">
      <style:text-properties officeooo:rsid="000bce02"/>
    </style:style>
    <style:style style:name="T7" style:family="text">
      <style:text-properties officeooo:rsid="000c299a"/>
    </style:style>
    <style:style style:name="T8" style:family="text">
      <style:text-properties fo:font-weight="bold" officeooo:rsid="000c299a" style:font-weight-asian="bold" style:font-weight-complex="bold"/>
    </style:style>
    <style:style style:name="T9" style:family="text">
      <style:text-properties fo:font-weight="bold" officeooo:rsid="000d413a" style:font-weight-asian="bold" style:font-weight-complex="bold"/>
    </style:style>
    <style:style style:name="T10" style:family="text">
      <style:text-properties fo:font-weight="bold" officeooo:rsid="00067ce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299a" style:font-weight-asian="normal" style:font-weight-complex="normal"/>
    </style:style>
    <style:style style:name="T13" style:family="text">
      <style:text-properties fo:font-weight="normal" officeooo:rsid="000d413a" style:font-weight-asian="normal" style:font-weight-complex="normal"/>
    </style:style>
    <style:style style:name="T14" style:family="text">
      <style:text-properties fo:font-weight="normal" officeooo:rsid="0010ede0" style:font-weight-asian="normal" style:font-weight-complex="normal"/>
    </style:style>
    <style:style style:name="T15" style:family="text">
      <style:text-properties fo:font-weight="normal" officeooo:rsid="001565d8" style:font-weight-asian="normal" style:font-weight-complex="normal"/>
    </style:style>
    <style:style style:name="T16" style:family="text">
      <style:text-properties fo:font-weight="normal" officeooo:rsid="00169273" style:font-weight-asian="normal" style:font-weight-complex="normal"/>
    </style:style>
    <style:style style:name="T17" style:family="text">
      <style:text-properties fo:font-weight="normal" officeooo:rsid="00174dee" style:font-weight-asian="normal" style:font-weight-complex="normal"/>
    </style:style>
    <style:style style:name="T18" style:family="text">
      <style:text-properties officeooo:rsid="000d413a"/>
    </style:style>
    <style:style style:name="T19" style:family="text">
      <style:text-properties officeooo:rsid="000e5aca"/>
    </style:style>
    <style:style style:name="T20" style:family="text">
      <style:text-properties officeooo:rsid="000efae7"/>
    </style:style>
    <style:style style:name="T21" style:family="text">
      <style:text-properties officeooo:rsid="0010ede0"/>
    </style:style>
    <style:style style:name="T22" style:family="text">
      <style:text-properties officeooo:rsid="0012adf0"/>
    </style:style>
    <style:style style:name="T23" style:family="text">
      <style:text-properties officeooo:rsid="00174dee"/>
    </style:style>
    <style:style style:name="T24" style:family="text">
      <style:text-properties fo:font-size="12pt" fo:font-style="normal" officeooo:rsid="001a0621" style:font-size-asian="10.5pt" style:font-style-asian="normal" style:font-size-complex="12pt" style:font-style-complex="normal"/>
    </style:style>
    <style:style style:name="T25" style:family="text">
      <style:text-properties style:font-name="Times New Roman" officeooo:rsid="001a0621"/>
    </style:style>
    <style:style style:name="T26" style:family="text">
      <style:text-properties style:font-name="Times New Roman" fo:font-size="12pt" officeooo:rsid="001a0621" style:font-size-asian="12pt" style:font-size-complex="12pt"/>
    </style:style>
    <style:style style:name="T27" style:family="text">
      <style:text-properties style:font-name="Times New Roman" fo:font-size="12pt" officeooo:rsid="0004f3a3" style:font-size-asian="12pt" style:font-size-complex="12pt"/>
    </style:style>
    <style:style style:name="T28" style:family="text">
      <style:text-properties style:font-name="Times New Roman" fo:font-size="12pt" officeooo:rsid="0021e851" style:font-size-asian="12pt" style:font-size-complex="12pt"/>
    </style:style>
    <style:style style:name="T29" style:family="text">
      <style:text-properties style:font-name="Times New Roman" officeooo:rsid="001bf118"/>
    </style:style>
    <style:style style:name="T30" style:family="text">
      <style:text-properties style:font-name="Times New Roman" officeooo:rsid="001cdc78"/>
    </style:style>
    <style:style style:name="T31" style:family="text">
      <style:text-properties style:font-name="Times New Roman" officeooo:rsid="001ece2f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1a0621" style:font-size-asian="12pt" style:font-size-complex="12pt"/>
    </style:style>
    <style:style style:name="T33" style:family="text">
      <style:text-properties fo:font-variant="normal" fo:text-transform="none" fo:color="#000000" style:font-name="Courier 10 Pitch" fo:font-size="12pt" fo:letter-spacing="normal" fo:font-style="normal" fo:font-weight="bold" officeooo:rsid="001a0621" style:font-size-asian="12pt" style:font-weight-asian="bold" style:font-size-complex="12pt" style:font-weight-complex="bold"/>
    </style:style>
    <style:style style:name="T34" style:family="text">
      <style:text-properties officeooo:rsid="001bf118"/>
    </style:style>
    <style:style style:name="T35" style:family="text">
      <style:text-properties style:font-name="Times" officeooo:rsid="001ece2f"/>
    </style:style>
    <style:style style:name="T36" style:family="text">
      <style:text-properties style:font-name="Times" officeooo:rsid="001ef360"/>
    </style:style>
    <style:style style:name="T37" style:family="text">
      <style:text-properties style:font-name="Times" fo:font-weight="bold" officeooo:rsid="001ef360" style:font-weight-asian="bold" style:font-weight-complex="bold"/>
    </style:style>
    <style:style style:name="T38" style:family="text">
      <style:text-properties style:font-name="Times" officeooo:rsid="0021e851"/>
    </style:style>
    <style:style style:name="T39" style:family="text">
      <style:text-properties style:font-name="Times" officeooo:rsid="0004f3a3"/>
    </style:style>
    <style:style style:name="T40" style:family="text">
      <style:text-properties style:font-name="Times" fo:font-size="12pt" officeooo:rsid="0021e851" style:font-size-asian="12pt" style:font-size-complex="12pt"/>
    </style:style>
    <style:style style:name="T41" style:family="text">
      <style:text-properties style:font-name="Times" officeooo:rsid="0023c4a0"/>
    </style:style>
    <style:style style:name="T42" style:family="text">
      <style:text-properties style:font-name="Times" officeooo:rsid="0026729f"/>
    </style:style>
    <style:style style:name="T43" style:family="text">
      <style:text-properties style:font-name="Times" officeooo:rsid="00277f70"/>
    </style:style>
    <style:style style:name="T44" style:family="text">
      <style:text-properties style:font-name="Times" officeooo:rsid="00291dd5"/>
    </style:style>
    <style:style style:name="T45" style:family="text">
      <style:text-properties style:font-name="Times" officeooo:rsid="0029d765"/>
    </style:style>
    <style:style style:name="T46" style:family="text">
      <style:text-properties officeooo:rsid="0023c4a0"/>
    </style:style>
    <style:style style:name="T47" style:family="text">
      <style:text-properties style:text-position="super 58%" fo:font-size="12pt" fo:font-style="normal" officeooo:rsid="0023c4a0" style:font-size-asian="10.5pt" style:font-style-asian="normal" style:font-size-complex="12pt" style:font-style-complex="normal"/>
    </style:style>
    <style:style style:name="T48" style:family="text">
      <style:text-properties style:font-name="Courier 10 Pitch"/>
    </style:style>
    <style:style style:name="T49" style:family="text">
      <style:text-properties style:font-name="Courier 10 Pitch" fo:font-weight="bold" officeooo:rsid="0009f5d3" style:font-weight-asian="bold" style:font-weight-complex="bold"/>
    </style:style>
    <style:style style:name="T50" style:family="text">
      <style:text-properties style:font-name="Courier 10 Pitch" fo:font-weight="bold" officeooo:rsid="000bce02" style:font-weight-asian="bold" style:font-weight-complex="bold"/>
    </style:style>
    <style:style style:name="T51" style:family="text">
      <style:text-properties style:font-name="Courier 10 Pitch" fo:font-weight="bold" officeooo:rsid="000e5aca" style:font-weight-asian="bold" style:font-weight-complex="bold"/>
    </style:style>
    <style:style style:name="T52" style:family="text">
      <style:text-properties style:font-name="Courier 10 Pitch" fo:font-weight="bold" officeooo:rsid="000efae7" style:font-weight-asian="bold" style:font-weight-complex="bold"/>
    </style:style>
    <style:style style:name="T53" style:family="text">
      <style:text-properties style:font-name="Courier 10 Pitch" fo:font-weight="bold" officeooo:rsid="0004f3a3" style:font-weight-asian="bold" style:font-weight-complex="bold"/>
    </style:style>
    <style:style style:name="T54" style:family="text">
      <style:text-properties style:font-name="Courier 10 Pitch" fo:font-weight="bold" officeooo:rsid="001a0621" style:font-weight-asian="bold" style:font-weight-complex="bold"/>
    </style:style>
    <style:style style:name="T55" style:family="text">
      <style:text-properties style:font-name="Courier 10 Pitch" fo:font-weight="bold" officeooo:rsid="001ece2f" style:font-weight-asian="bold" style:font-weight-complex="bold"/>
    </style:style>
    <style:style style:name="T56" style:family="text">
      <style:text-properties style:font-name="Courier 10 Pitch" fo:font-weight="bold" officeooo:rsid="001cdc78" style:font-weight-asian="bold" style:font-weight-complex="bold"/>
    </style:style>
    <style:style style:name="T57" style:family="text">
      <style:text-properties style:font-name="Courier 10 Pitch" fo:font-weight="bold" officeooo:rsid="0021e851" style:font-weight-asian="bold" style:font-weight-complex="bold"/>
    </style:style>
    <style:style style:name="T58" style:family="text">
      <style:text-properties style:font-name="Courier 10 Pitch" fo:font-weight="bold" officeooo:rsid="0026729f" style:font-weight-asian="bold" style:font-weight-complex="bold"/>
    </style:style>
    <style:style style:name="T59" style:family="text">
      <style:text-properties style:font-name="Courier 10 Pitch" fo:font-weight="bold" officeooo:rsid="00277f70" style:font-weight-asian="bold" style:font-weight-complex="bold"/>
    </style:style>
    <style:style style:name="T60" style:family="text">
      <style:text-properties style:font-name="Courier 10 Pitch" fo:font-weight="bold" officeooo:rsid="0029d765" style:font-weight-asian="bold" style:font-weight-complex="bold"/>
    </style:style>
    <style:style style:name="T61" style:family="text">
      <style:text-properties style:font-name="Courier 10 Pitch" fo:font-weight="bold" officeooo:rsid="00061ff5" style:font-weight-asian="bold" style:font-weight-complex="bold"/>
    </style:style>
    <style:style style:name="T62" style:family="text">
      <style:text-properties style:font-name="Courier 10 Pitch" fo:font-weight="bold" officeooo:rsid="00291dd5" style:font-weight-asian="bold" style:font-weight-complex="bold"/>
    </style:style>
    <style:style style:name="T63" style:family="text">
      <style:text-properties style:font-name="Courier 10 Pitch" fo:font-weight="bold" officeooo:rsid="0023c4a0" style:font-weight-asian="bold" style:font-weight-complex="bold"/>
    </style:style>
    <style:style style:name="T64" style:family="text">
      <style:text-properties style:font-name="Courier 10 Pitch" officeooo:rsid="00067ce3"/>
    </style:style>
    <style:style style:name="T65" style:family="text">
      <style:text-properties style:font-name="Courier 10 Pitch" officeooo:rsid="001565d8"/>
    </style:style>
    <style:style style:name="T66" style:family="text">
      <style:text-properties style:font-name="Courier 10 Pitch" officeooo:rsid="002d4d5b"/>
    </style:style>
    <style:style style:name="T67" style:family="text">
      <style:text-properties style:font-name="Courier 10 Pitch" fo:font-weight="normal" style:font-weight-asian="normal" style:font-weight-complex="normal"/>
    </style:style>
    <style:style style:name="T68" style:family="text">
      <style:text-properties style:font-name="Courier 10 Pitch" officeooo:rsid="00169273"/>
    </style:style>
    <style:style style:name="T69" style:family="text">
      <style:text-properties style:font-name="Courier 10 Pitch" officeooo:rsid="00174dee"/>
    </style:style>
    <style:style style:name="T70" style:family="text">
      <style:text-properties style:font-name="Courier 10 Pitch" fo:font-size="12pt" fo:font-weight="bold" officeooo:rsid="0004f3a3" style:font-size-asian="12pt" style:font-weight-asian="bold" style:font-size-complex="12pt" style:font-weight-complex="bold"/>
    </style:style>
    <style:style style:name="T71" style:family="text">
      <style:text-properties style:font-name="Courier 10 Pitch" fo:font-size="12pt" fo:font-weight="bold" officeooo:rsid="0021e851" style:font-size-asian="12pt" style:font-weight-asian="bold" style:font-size-complex="12pt" style:font-weight-complex="bold"/>
    </style:style>
    <style:style style:name="T72" style:family="text">
      <style:text-properties style:font-name="Times New Roman" fo:font-weight="normal" officeooo:rsid="00174de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CSS Cheatsheet</text:h>
      <text:p text:style-name="P15"/>
      <text:p text:style-name="P15">CSS (Cascading Style Sheets) add color and shape to HTML documents. When writing CSS you create rules that pick elements in an HTML document, then change those elements' properties.</text:p>
      <text:p text:style-name="P16"/>
      <text:h text:style-name="P36" text:outline-level="2"><text:span text:style-name="T7">The </text:span><text:span text:style-name="T64">&lt;style&gt;</text:span><text:span text:style-name="T2"> element</text:span></text:h>
      <text:p text:style-name="Standard"><text:span text:style-name="T5">The easiest way to add CSS to an HTML document is to create a </text:span><text:span text:style-name="T49">&lt;style&gt;</text:span><text:span text:style-name="T5"> element and put your CSS in it, either in the </text:span><text:span text:style-name="T49">&lt;head&gt;</text:span><text:span text:style-name="T5"> or </text:span><text:span text:style-name="T49">&lt;body&gt;</text:span><text:span text:style-name="T5"> element of the document. If you are adding CSS to HTML in a system like CartoDB or TileMill, put your </text:span><text:span text:style-name="T49">&lt;style&gt;</text:span><text:span text:style-name="T5"> element first.</text:span></text:p>
      <text:p text:style-name="P15"/>
      <text:h text:style-name="P36" text:outline-level="2"><text:span text:style-name="T7">Rules</text:span></text:h>
      <text:p text:style-name="P13"><text:span text:style-name="T5">CSS rules start with a selector and </text:span><text:span text:style-name="T49">{</text:span><text:span text:style-name="T5">. Starting on the next line, a property and its value are listed (separated by </text:span><text:span text:style-name="T49">:</text:span><text:span text:style-name="T5">) and each line ends with </text:span><text:span text:style-name="T49">;</text:span><text:span text:style-name="T5">. Finally, on its own line, the rule ends with </text:span><text:span text:style-name="T49">}</text:span><text:span text:style-name="T5">. For example:</text:span></text:p>
      <text:p text:style-name="P31">p {</text:p>
      <text:p text:style-name="P31"><text:s text:c="4"/>color: green;</text:p>
      <text:p text:style-name="P31"><text:s text:c="4"/>font-weight: bold;</text:p>
      <text:p text:style-name="P31"><text:s text:c="4"/>margin: 15px;</text:p>
      <text:p text:style-name="P31">}</text:p>
      <text:p text:style-name="P17"/>
      <text:p text:style-name="P8"><text:span text:style-name="T6">This rule selects all </text:span><text:span text:style-name="T50">p</text:span><text:span text:style-name="T6"> HTML elements on the page, then changes three properties for all of those elements. It sets </text:span><text:span text:style-name="T50">color</text:span><text:span text:style-name="T6"> to </text:span><text:span text:style-name="T50">green</text:span><text:span text:style-name="T6">, </text:span><text:span text:style-name="T50">font-weight</text:span><text:span text:style-name="T6"> to </text:span><text:span text:style-name="T50">bold</text:span><text:span text:style-name="T6">, and </text:span><text:span text:style-name="T50">margin</text:span><text:span text:style-name="T6"> to </text:span><text:span text:style-name="T50">15px</text:span><text:span text:style-name="T6">. These properties and their values are described below in </text:span><text:span text:style-name="T8">Properties</text:span><text:span text:style-name="T12">.</text:span></text:p>
      <text:p text:style-name="P22"/>
      <text:p text:style-name="P9"><text:span text:style-name="T13">You can define as many rules as you need. </text:span><text:span text:style-name="T9">An element is styled using the last, most specific, rule that applies to it.</text:span></text:p>
      <text:p text:style-name="P23"/>
      <text:h text:style-name="P37" text:outline-level="2"><text:span text:style-name="T7">Selectors</text:span></text:h>
      <text:p text:style-name="P10"><text:span text:style-name="T18">There are three basic types of selectors, in order of specificity:</text:span></text:p>
      <text:list xml:id="list7230781768491324252" text:style-name="L1">
        <text:list-item>
          <text:p text:style-name="P24"><text:span text:style-name="T10">elements:</text:span><text:span text:style-name="T2"> Select all elements of a type by using the name of the element. For example, to select all </text:span><text:span text:style-name="T51">a</text:span><text:span text:style-name="T19"> elements, use </text:span><text:span text:style-name="T51">a</text:span><text:span text:style-name="T19">.</text:span></text:p>
        </text:list-item>
        <text:list-item>
          <text:p text:style-name="P24"><text:span text:style-name="T10">classes:</text:span><text:span text:style-name="T2"> Select all elements of a class by using a </text:span><text:span text:style-name="T4">.</text:span><text:span text:style-name="T20"> followed by the class name. For example, to select all elements with class </text:span><text:span text:style-name="T52">legend-box</text:span><text:span text:style-name="T20">, use </text:span><text:span text:style-name="T52">.legend-box</text:span><text:span text:style-name="T20">.</text:span></text:p>
        </text:list-item>
        <text:list-item>
          <text:p text:style-name="P24"><text:span text:style-name="T10">ids:</text:span><text:span text:style-name="T2"> Select an element with an id by using a </text:span><text:span text:style-name="T52">#</text:span><text:span text:style-name="T20"> followed by the id of the element. For example, to select the element with id </text:span><text:span text:style-name="T52">legend</text:span><text:span text:style-name="T20">, use </text:span><text:span text:style-name="T52">#legend</text:span><text:span text:style-name="T20">.</text:span></text:p>
        </text:list-item>
      </text:list>
      <text:p text:style-name="P25"/>
      <text:p text:style-name="P11"><text:span text:style-name="T22">Selectors become powerful as you combine them to select elements in more specific ways:</text:span></text:p>
      <text:p text:style-name="P26"/>
      <text:list xml:id="list8993639823783769572" text:style-name="L2">
        <text:list-item>
          <text:p text:style-name="P27"><text:span text:style-name="T21">nested elements:</text:span><text:span text:style-name="T14"> </text:span><text:span text:style-name="T16">Select</text:span><text:span text:style-name="T15"> elements within other elements by putting spaces between the selectors. For example, to find every </text:span><text:span text:style-name="T65">a</text:span><text:span text:style-name="T15"> element within a </text:span><text:span text:style-name="T65">p</text:span><text:span text:style-name="T15"> element, use </text:span><text:span text:style-name="T65">p a</text:span><text:span text:style-name="T15"> as your selector.</text:span></text:p>
        </text:list-item>
        <text:list-item>
          <text:p text:style-name="P27"><text:span text:style-name="T23">AND:</text:span><text:span text:style-name="T16"> Select elements for which two selectors are true by listing them without spaces. For example, to find every </text:span><text:span text:style-name="T66">a</text:span><text:span text:style-name="T16"> element of class </text:span><text:span text:style-name="T68">legend-link</text:span><text:span text:style-name="T16">, use </text:span><text:span text:style-name="T68">a.legend-link</text:span><text:span text:style-name="T16"> as your selector.</text:span></text:p>
        </text:list-item>
        <text:list-item>
          <text:p text:style-name="P27"><text:span text:style-name="T21">OR:</text:span><text:span text:style-name="T14"> </text:span><text:span text:style-name="T17">Select elements where one or more selectors are true by separating each selector with a </text:span><text:soft-page-break/><text:span text:style-name="T17">comma (</text:span><text:span text:style-name="T69">,</text:span><text:span text:style-name="T17">). For example, to find all </text:span><text:span text:style-name="T66">p</text:span><text:span text:style-name="T17"> elements and all </text:span><text:span text:style-name="T69">div</text:span><text:span text:style-name="T17"> elements, use </text:span><text:span text:style-name="T69">p, div</text:span><text:span text:style-name="T72"> </text:span><text:span text:style-name="T17">as your selector.</text:span></text:p>
        </text:list-item>
        <text:list-item>
          <text:p text:style-name="P28">hover: <text:span text:style-name="T11">Select the element only when the mouse is over it. For example, </text:span><text:span text:style-name="T48">a:hover</text:span><text:span text:style-name="T11"> affects the style of all links when the mouse is over them.</text:span></text:p>
        </text:list-item>
      </text:list>
      <text:p text:style-name="P29"/>
      <text:p text:style-name="P29"/>
      <text:h text:style-name="P38" text:outline-level="2"><text:span text:style-name="T7">Properties</text:span></text:h>
      <text:p text:style-name="P14"><text:span text:style-name="T24">There are many CSS properties</text:span><text:span text:style-name="T47"><text:note text:id="ftn1" text:note-class="footnote"><text:note-citation>1</text:note-citation><text:note-body><text:p text:style-name="P33"><text:span text:style-name="T46">: Find all properties here: </text:span><text:a xlink:type="simple" xlink:href="https://developer.mozilla.org/en-US/docs/Web/CSS/Reference"><text:span text:style-name="T46">https://developer.mozilla.org/en-US/docs/Web/CSS/Reference</text:span></text:a><text:span text:style-name="T46"> or </text:span><text:a xlink:type="simple" xlink:href="http://htmldog.com/reference/cssproperties/"><text:span text:style-name="T46">http://htmldog.com/reference/cssproperties/</text:span></text:a></text:p></text:note-body></text:note></text:span><text:span text:style-name="T24">. Here are the ones you will most likely be using:</text:span></text:p>
      <text:p text:style-name="P34"/>
      <text:p text:style-name="P12"><text:span text:style-name="T53">color</text:span><text:span text:style-name="T3"><text:tab/></text:span><text:span text:style-name="T25">Set the foreground color (eg, text color). Can be a common color <text:tab/><text:tab/>name (eg, </text:span><text:span text:style-name="T54">red </text:span><text:span text:style-name="T25">or </text:span><text:span text:style-name="T54">blue</text:span><text:span text:style-name="T25">), a hex color starting with </text:span><text:span text:style-name="T54">#</text:span><text:span text:style-name="T25">, or an HSL <text:tab/>color, eg</text:span><text:span text:style-name="T26">, </text:span><text:span text:style-name="T33">hsl(175, 47%, 50%)</text:span><text:span text:style-name="T32">.</text:span></text:p>
      <text:p text:style-name="P2"><text:span text:style-name="T53">background-color</text:span><text:span text:style-name="T1"><text:tab/><text:tab/></text:span><text:span text:style-name="T29">Set the background color. Accepts the same values as </text:span><text:span text:style-name="T34">color</text:span><text:span text:style-name="T29">.</text:span></text:p>
      <text:p text:style-name="P18"/>
      <text:p text:style-name="P2"><text:span text:style-name="T53">font-family</text:span><text:span text:style-name="T1"><text:tab/><text:tab/><text:tab/></text:span><text:span text:style-name="T31">The font family, eg </text:span><text:span text:style-name="T55">Arial</text:span><text:span text:style-name="T31">, </text:span><text:span text:style-name="T55">Helvetica</text:span><text:span text:style-name="T31">, or more generically <text:tab/><text:tab/><text:tab/><text:tab/><text:tab/><text:tab/></text:span><text:span text:style-name="T55">sans-serif</text:span><text:span text:style-name="T31">. Will only work if the person viewing the page has <text:tab/><text:tab/><text:tab/><text:tab/><text:tab/>that font installed on their computer.</text:span></text:p>
      <text:p text:style-name="P2"><text:span text:style-name="T53">font-size</text:span><text:span text:style-name="T1"><text:tab/><text:tab/><text:tab/><text:tab/></text:span><text:span text:style-name="T35">The font size, in pixels. Eg, </text:span><text:span text:style-name="T55">24px</text:span><text:span text:style-name="T35">.</text:span></text:p>
      <text:p text:style-name="P2"><text:span text:style-name="T53">font-weight</text:span><text:span text:style-name="T1"><text:tab/><text:tab/><text:tab/></text:span><text:span text:style-name="T31">The font weight, eg, </text:span><text:span text:style-name="T55">normal</text:span><text:span text:style-name="T31"> or </text:span><text:span text:style-name="T55">bold</text:span><text:span text:style-name="T31">.</text:span></text:p>
      <text:p text:style-name="P18"/>
      <text:p text:style-name="P3"><text:span text:style-name="T53">height</text:span><text:span text:style-name="T1"><text:tab/></text:span><text:span text:style-name="T30">Set the height of the element. Most commonly as the number of <text:tab/>pixels (eg, </text:span><text:span text:style-name="T56">25px</text:span><text:span text:style-name="T30">) or a percentage of the parent element (eg, </text:span><text:span text:style-name="T56">50%</text:span><text:span text:style-name="T30">).</text:span></text:p>
      <text:p text:style-name="P2"><text:span text:style-name="T53">width</text:span><text:span text:style-name="T1"><text:tab/><text:tab/><text:tab/><text:tab/></text:span><text:span text:style-name="T30">Set the width of the element. Takes the same values as </text:span><text:span text:style-name="T56">height</text:span><text:span text:style-name="T30">.</text:span></text:p>
      <text:p text:style-name="P18"/>
      <text:p text:style-name="P2"><text:span text:style-name="T53">padding</text:span><text:span text:style-name="T1"><text:tab/><text:tab/><text:tab/><text:tab/></text:span><text:span text:style-name="T36">Set the padding of the element, usually in pixels. </text:span><text:span text:style-name="T38">Eg, </text:span><text:span text:style-name="T57">30px</text:span><text:span text:style-name="T38">.</text:span></text:p>
      <text:p text:style-name="P4"><text:span text:style-name="T1"><text:tab/></text:span><text:span text:style-name="T53">padding-top</text:span><text:span text:style-name="T1"><text:tab/><text:tab/></text:span><text:span text:style-name="T36">Set the padding on the </text:span><text:span text:style-name="T37">top</text:span><text:span text:style-name="T36"> side of the element.</text:span></text:p>
      <text:p text:style-name="P4"><text:span text:style-name="T1"><text:tab/></text:span><text:span text:style-name="T53">padding-right</text:span><text:span text:style-name="T1"><text:tab/><text:tab/></text:span><text:span text:style-name="T37">Right</text:span><text:span text:style-name="T36"> padding.</text:span></text:p>
      <text:p text:style-name="P4"><text:span text:style-name="T1"><text:tab/></text:span><text:span text:style-name="T53">padding-bottom</text:span><text:span text:style-name="T1"><text:tab/><text:tab/></text:span><text:span text:style-name="T37">Bottom</text:span><text:span text:style-name="T36"> padding.</text:span></text:p>
      <text:p text:style-name="P5"><text:span text:style-name="T1"><text:tab/></text:span><text:span text:style-name="T53">padding-left</text:span><text:span text:style-name="T1"><text:tab/><text:tab/></text:span><text:span text:style-name="T37">Left</text:span><text:span text:style-name="T36"> padding.</text:span></text:p>
      <text:p text:style-name="P19"/>
      <text:p text:style-name="P6"><text:span text:style-name="T53">margin</text:span><text:span text:style-name="T1"><text:tab/><text:tab/><text:tab/><text:tab/></text:span><text:span text:style-name="T38">Set the margin of the element (the outside of the border), eg <text:tab/><text:tab/><text:tab/><text:tab/><text:tab/><text:tab/></text:span><text:span text:style-name="T57">30px</text:span><text:span text:style-name="T38">. Set the margin by side using </text:span><text:span text:style-name="T53">margin-top</text:span><text:span text:style-name="T39">,</text:span></text:p>
      <text:p text:style-name="P6"><text:span text:style-name="T39"><text:tab/><text:tab/><text:tab/><text:tab/><text:tab/></text:span><text:span text:style-name="T53">margin-right</text:span><text:span text:style-name="T39">, </text:span><text:span text:style-name="T53">margin-bottom</text:span><text:span text:style-name="T39">, </text:span><text:span text:style-name="T40">and </text:span><text:span text:style-name="T70">margin-left</text:span><text:span text:style-name="T27"> </text:span><text:span text:style-name="T28">as <text:tab/><text:tab/><text:tab/><text:tab/><text:tab/><text:tab/>with </text:span><text:span text:style-name="T71">padding</text:span><text:span text:style-name="T28">, above.</text:span></text:p>
      <text:p text:style-name="P18"/>
      <text:p text:style-name="P6"><text:span text:style-name="T53">border<text:tab/><text:tab/><text:tab/><text:tab/></text:span><text:span text:style-name="T38">Set the border of the element: </text:span><text:span text:style-name="T57">width style color</text:span><text:span text:style-name="T38">. Eg </text:span><text:span text:style-name="T57">2px <text:tab/><text:tab/><text:tab/><text:tab/><text:tab/>solid black</text:span><text:span text:style-name="T38">. Can be dashed or dotted. You can use</text:span></text:p>
      <text:p text:style-name="P6"><text:span text:style-name="T38"><text:tab/><text:tab/><text:tab/><text:tab/><text:tab/></text:span><text:span text:style-name="T53">border-top</text:span><text:span text:style-name="T39">, </text:span><text:span text:style-name="T57">border-right</text:span><text:span text:style-name="T39">, </text:span><text:span text:style-name="T53">border-bottom</text:span><text:span text:style-name="T39">,</text:span></text:p>
      <text:p text:style-name="P6"><text:span text:style-name="T39"><text:tab/><text:tab/><text:tab/><text:tab/><text:tab/></text:span><text:span text:style-name="T53">border-left</text:span><text:span text:style-name="T39"> </text:span><text:span text:style-name="T38">as you can with </text:span><text:span text:style-name="T57">padding</text:span><text:span text:style-name="T38">, above.</text:span></text:p>
      <text:p text:style-name="P20"/>
      <text:p text:style-name="P1"><text:span text:style-name="T53">display<text:tab/><text:tab/><text:tab/><text:tab/></text:span><text:span text:style-name="T42">How the element should be displayed. You'll mostly use </text:span><text:span text:style-name="T58">none</text:span><text:span text:style-name="T42"> <text:tab/><text:tab/><text:tab/><text:tab/><text:tab/><text:tab/>(don't show the element), </text:span><text:span text:style-name="T58">inline</text:span><text:span text:style-name="T42"> </text:span><text:span text:style-name="T43">(the element will not take up the <text:tab/><text:tab/><text:tab/><text:tab/><text:tab/>entire width of the page)</text:span><text:span text:style-name="T42">, </text:span><text:span text:style-name="T58">block</text:span><text:span text:style-name="T42"> </text:span><text:span text:style-name="T43">(the element will take up the <text:tab/><text:tab/><text:tab/><text:tab/><text:tab/><text:tab/>entire width of the page)</text:span><text:span text:style-name="T42">, </text:span><text:span text:style-name="T43">and </text:span><text:span text:style-name="T59">inline-block</text:span><text:span text:style-name="T43"> (the element will <text:tab/></text:span><text:soft-page-break/><text:span text:style-name="T43"><text:tab/><text:tab/><text:tab/><text:tab/><text:tab/>not take up the entire width of the page, but you will be able to set <text:tab/><text:tab/><text:tab/><text:tab/><text:tab/>the width and height of the element)</text:span><text:span text:style-name="T42">.</text:span><text:span text:style-name="T45"> If setting </text:span><text:span text:style-name="T60">width</text:span><text:span text:style-name="T45"> or </text:span><text:span text:style-name="T60">height</text:span><text:span text:style-name="T45"> <text:tab/><text:tab/><text:tab/><text:tab/><text:tab/>does not work for you, consider setting this to </text:span><text:span text:style-name="T60">inline-block</text:span><text:span text:style-name="T45">.</text:span></text:p>
      <text:p text:style-name="P30"/>
      <text:p text:style-name="P7"><text:span text:style-name="T61">z-index<text:tab/><text:tab/><text:tab/><text:tab/></text:span><text:span text:style-name="T44">Think of elements on an HTML page as layers: a higher </text:span><text:span text:style-name="T62">z-index</text:span><text:span text:style-name="T44"> <text:tab/><text:tab/><text:tab/><text:tab/><text:tab/>value makes an element appear on top of elements with lower </text:span></text:p>
      <text:p text:style-name="P7"><text:span text:style-name="T44"><text:tab/><text:tab/><text:tab/><text:tab/><text:tab/></text:span><text:span text:style-name="T62">z-index</text:span><text:span text:style-name="T44"> values.</text:span></text:p>
      <text:p text:style-name="P20"/>
      <text:p text:style-name="P32"><text:span text:style-name="T53">list-style<text:tab/><text:tab/><text:tab/></text:span><text:span text:style-name="T41">Only applies to </text:span><text:span text:style-name="T63">ul</text:span><text:span text:style-name="T41"> elements. Handy for removing bullets from a</text:span></text:p>
      <text:p text:style-name="P32"><text:span text:style-name="T41"><text:tab/><text:tab/><text:tab/><text:tab/><text:tab/>bulleted list, eg, </text:span><text:span text:style-name="T63">list-style: none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" fo:font-family="Courier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4-03-20T11:06:15.898040146</dc:date>
    <meta:editing-duration>PT7H14M25S</meta:editing-duration>
    <meta:editing-cycles>39</meta:editing-cycles>
    <meta:generator>LibreOffice/4.1.3.2$Linux_X86_64 LibreOffice_project/410m0$Build-2</meta:generator>
    <dc:creator>Eric </dc:creator>
    <meta:document-statistic meta:table-count="0" meta:image-count="0" meta:object-count="0" meta:page-count="3" meta:paragraph-count="48" meta:word-count="799" meta:character-count="4735" meta:non-whitespace-character-count="3847"/>
  </office:meta>
</office:document-meta>
</file>